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15473*"/>
    </style:style>
    <style:style style:name="Table1.C" style:family="table-column">
      <style:table-column-properties style:rel-column-width="9102*"/>
    </style:style>
    <style:style style:name="Table1.D" style:family="table-column">
      <style:table-column-properties style:rel-column-width="10922*"/>
    </style:style>
    <style:style style:name="Table1.E" style:family="table-column">
      <style:table-column-properties style:rel-column-width="10922*"/>
    </style:style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ID</text:p>
            </table:table-cell>
            <table:table-cell table:style-name="Table1.A1" office:value-type="string">
              <text:p text:style-name="P2">Beschreibung</text:p>
            </table:table-cell>
            <table:table-cell table:style-name="Table1.A1" office:value-type="string">
              <text:p text:style-name="P3">Paket</text:p>
            </table:table-cell>
            <table:table-cell table:style-name="Table1.A1" office:value-type="string">
              <text:p text:style-name="P4">Erledigt</text:p>
            </table:table-cell>
            <table:table-cell table:style-name="Table1.A1" office:value-type="string">
              <text:p text:style-name="P5">Kommentar</text:p>
            </table:table-cell>
          </table:table-row>
        </table:table-header-rows>
        <table:table-row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7">Inhaltliche Verbesserung des Fragenkatalogs nach Feedbaks (vom Kunde)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</table:table-cell>
          <table:table-cell table:style-name="Table1.A1" office:value-type="string">
            <text:p text:style-name="P10">Hausarbeit(Kunde im Meeting)</text:p>
          </table:table-cell>
        </table:table-row>
        <table:table-row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7">Verbesserung der Formatierung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7">Verbessern der ungenügenden Fragen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7">Entfernen der ungenügenden Fragen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